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F0000007F74A82709.jpg" manifest:media-type="image/jpeg"/>
  <manifest:file-entry manifest:full-path="Pictures/10000000000000E1000000E12D77C5A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962cm" fo:min-width="5.204cm" fo:padding-top="0.165cm" fo:padding-bottom="0.165cm" fo:padding-left="0.29cm" fo:padding-right="0.29cm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e994" draw:textarea-horizontal-align="justify" draw:textarea-vertical-align="middle" draw:auto-grow-height="false" fo:min-height="1.962cm" fo:min-width="3.3cm" fo:padding-top="0.165cm" fo:padding-bottom="0.165cm" fo:padding-left="0.29cm" fo:padding-right="0.29cm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962cm" fo:min-width="3.3cm" fo:padding-top="0.165cm" fo:padding-bottom="0.165cm" fo:padding-left="0.29cm" fo:padding-right="0.29cm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962cm" fo:min-width="3.3cm" fo:padding-top="0.165cm" fo:padding-bottom="0.165cm" fo:padding-left="0.29cm" fo:padding-right="0.29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2cm" svg:height="2.54cm" svg:x="11.16cm" svg:y="10.207cm">
          <text:p text:style-name="P1">State Depository</text:p>
          <text:p text:style-name="P1">Plat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128cm" svg:height="2.54cm" svg:x="7.349cm" svg:y="14.017cm">
          <text:p text:style-name="P1">Gold </text:p>
          <text:p text:style-name="P1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128cm" svg:height="2.54cm" svg:x="12.112cm" svg:y="14.017cm">
          <text:p text:style-name="P1">State</text:p>
          <text:p text:style-name="P1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128cm" svg:height="2.54cm" svg:x="16.874cm" svg:y="14.017cm">
          <text:p text:style-name="P1">Other Value 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4.176cm" svg:y1="12.747cm" svg:x2="9.413cm" svg:y2="14.017cm" draw:start-shape="id1" draw:start-glue-point="2" draw:end-shape="id2" draw:end-glue-point="0" svg:d="M14176 12747c0 954-4763 319-4763 1270" svg:viewBox="0 0 4764 1271">
          <text:p/>
        </draw:connector>
        <draw:connector draw:style-name="gr5" draw:text-style-name="P6" draw:layer="layout" draw:type="curve" svg:x1="14.176cm" svg:y1="12.747cm" svg:x2="14.176cm" svg:y2="14.017cm" draw:start-shape="id1" draw:start-glue-point="2" draw:end-shape="id3" draw:end-glue-point="0" svg:d="M14176 12747v1270" svg:viewBox="0 0 1 1271">
          <text:p/>
        </draw:connector>
        <draw:connector draw:style-name="gr5" draw:text-style-name="P6" draw:layer="layout" draw:type="curve" svg:x1="14.176cm" svg:y1="12.747cm" svg:x2="18.938cm" svg:y2="14.017cm" draw:start-shape="id1" draw:start-glue-point="2" draw:end-shape="id4" draw:end-glue-point="0" svg:d="M14176 12747c0 954 4762 319 4762 1270" svg:viewBox="0 0 4763 1271">
          <text:p/>
        </draw:connector>
        <draw:frame draw:style-name="gr6" draw:text-style-name="P1" xml:id="id5" draw:id="id5" draw:layer="layout" svg:width="3.632cm" svg:height="3.632cm" svg:x="9.255cm" svg:y="5.772cm">
          <draw:image xlink:href="Pictures/10000000000000E1000000E12D77C5AC.jpg" xlink:type="simple" xlink:show="embed" xlink:actuate="onLoad" draw:mime-type="image/jpeg">
            <text:p/>
          </draw:image>
        </draw:frame>
        <draw:connector draw:style-name="gr5" draw:text-style-name="P6" draw:layer="layout" draw:type="curve" svg:x1="14.176cm" svg:y1="10.207cm" svg:x2="11.071cm" svg:y2="9.404cm" draw:start-shape="id1" draw:start-glue-point="0" draw:end-shape="id5" draw:end-glue-point="2" svg:d="M14176 10207c0-633-3105-232-3105-803" svg:viewBox="0 0 3106 804">
          <text:p/>
        </draw:connector>
        <draw:connector draw:style-name="gr5" draw:text-style-name="P6" draw:layer="layout" draw:type="curve" svg:x1="14.176cm" svg:y1="10.207cm" svg:x2="17.1cm" svg:y2="8.947cm" draw:start-shape="id1" draw:start-glue-point="0" draw:end-shape="id6" draw:end-glue-point="2" svg:d="M14176 10207c0-975 2924-345 2924-1260" svg:viewBox="0 0 2925 1261">
          <text:p/>
        </draw:connector>
        <draw:frame draw:style-name="gr6" draw:text-style-name="P1" xml:id="id6" draw:id="id6" draw:layer="layout" svg:width="3.359cm" svg:height="3.359cm" svg:x="15.421cm" svg:y="5.588cm">
          <draw:image xlink:href="Pictures/100000000000007F0000007F74A82709.jpg" xlink:type="simple" xlink:show="embed" xlink:actuate="onLoad" draw:mime-type="image/jpeg">
            <text:p/>
          </draw:image>
        </draw:frame>
        <draw:frame draw:style-name="gr7" draw:text-style-name="P7" draw:layer="layout" svg:width="4.02cm" svg:height="0.962cm" svg:x="8.937cm" svg:y="4.81cm">
          <draw:text-box>
            <text:p>Dollar Token</text:p>
          </draw:text-box>
        </draw:frame>
        <draw:frame draw:style-name="gr7" draw:text-style-name="P7" draw:layer="layout" svg:width="3.703cm" svg:height="0.962cm" svg:x="14.76cm" svg:y="4.492cm">
          <draw:text-box>
            <text:p>Gold Toke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2:06:41.006842152</meta:creation-date>
    <dc:date>2024-12-11T22:20:37.347742740</dc:date>
    <meta:editing-duration>PT2M36S</meta:editing-duration>
    <meta:editing-cycles>1</meta:editing-cycles>
    <meta:document-statistic meta:object-count="13"/>
    <meta:generator>LibreOffice/24.8.3.2$Linux_X86_64 LibreOffice_project/e14c9fdd1f585efcbb2c5363087a99d20928d522</meta:generator>
  </office:meta>
</office:document-meta>
</file>